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169000000FDD4F80000.eps" manifest:media-type=""/>
  <manifest:file-entry manifest:full-path="Pictures/2000000200000169000000FD86324384.eps" manifest:media-type=""/>
  <manifest:file-entry manifest:full-path="Pictures/2000000200000169000000FDA31E4F95.eps" manifest:media-type=""/>
  <manifest:file-entry manifest:full-path="Pictures/2000000200000169000000FD6B5CA577.eps" manifest:media-type=""/>
  <manifest:file-entry manifest:full-path="Pictures/2000000200000169000000FDF8127EDF.eps" manifest:media-type=""/>
  <manifest:file-entry manifest:full-path="Pictures/2000000200000169000000FDFAC9C543.eps" manifest:media-type=""/>
  <manifest:file-entry manifest:full-path="Pictures/2000000200000169000000FD2F0EACB8.eps" manifest:media-type=""/>
  <manifest:file-entry manifest:full-path="Pictures/2000000200000169000000FD363BC484.eps" manifest:media-type=""/>
  <manifest:file-entry manifest:full-path="Pictures/2000000200000169000000FD0E7B72C0.eps" manifest:media-type=""/>
  <manifest:file-entry manifest:full-path="Pictures/2000000200000169000000FDBFBF4952.eps" manifest:media-type=""/>
  <manifest:file-entry manifest:full-path="Pictures/2000000200000169000000FDC4BC874B.eps" manifest:media-type=""/>
  <manifest:file-entry manifest:full-path="Pictures/2000000200000169000000FDB95C152A.eps" manifest:media-type=""/>
  <manifest:file-entry manifest:full-path="Pictures/2000000200000169000000FD05B47F16.eps" manifest:media-type=""/>
  <manifest:file-entry manifest:full-path="Pictures/2000000200000169000000FD40CE0F69.eps" manifest:media-type=""/>
  <manifest:file-entry manifest:full-path="Pictures/2000000200000169000000FD6940C31E.eps" manifest:media-type=""/>
  <manifest:file-entry manifest:full-path="Pictures/2000000200000169000000FD485BEB1F.eps" manifest:media-type=""/>
  <manifest:file-entry manifest:full-path="Pictures/2000000200000169000000FDD2E7083D.eps" manifest:media-type=""/>
  <manifest:file-entry manifest:full-path="Pictures/2000000200000169000000FD05C18F25.eps" manifest:media-type=""/>
  <manifest:file-entry manifest:full-path="Pictures/2000000200000169000000FDF3AF6660.eps" manifest:media-type=""/>
  <manifest:file-entry manifest:full-path="Pictures/2000000200000169000000FD03C430D1.eps" manifest:media-type=""/>
  <manifest:file-entry manifest:full-path="Pictures/2000000200000169000000FD354F66B0.eps" manifest:media-type=""/>
  <manifest:file-entry manifest:full-path="Pictures/2000000200000169000000FD329EF595.eps"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806a1" officeooo:paragraph-rsid="000806a1"/>
    </style:style>
    <style:style style:name="P2" style:family="paragraph" style:parent-style-name="Standard">
      <style:paragraph-properties fo:text-align="center" style:justify-single-word="false"/>
      <style:text-properties style:font-name="Droid Sans" fo:font-size="18pt" officeooo:rsid="000806a1" officeooo:paragraph-rsid="000806a1" style:font-size-asian="18pt" style:font-size-complex="18pt"/>
    </style:style>
    <style:style style:name="P3" style:family="paragraph" style:parent-style-name="Standard">
      <style:paragraph-properties fo:text-align="center" style:justify-single-word="false"/>
      <style:text-properties officeooo:paragraph-rsid="000806a1"/>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0ac80e" officeooo:paragraph-rsid="000ac80e"/>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fo:font-weight="bold" officeooo:rsid="000806a1" officeooo:paragraph-rsid="000806a1"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officeooo:rsid="000806a1" officeooo:paragraph-rsid="000806a1" style:font-size-asian="18pt" style:font-size-complex="18pt"/>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officeooo:rsid="000ac80e" officeooo:paragraph-rsid="000ac80e" style:font-size-asian="12.25pt" style:font-size-complex="14pt"/>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officeooo:rsid="000b0f4c" officeooo:paragraph-rsid="000b0f4c" style:font-size-asian="12.25pt" style:font-size-complex="14pt"/>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officeooo:rsid="000806a1" officeooo:paragraph-rsid="000806a1" style:font-size-asian="14pt" style:font-size-complex="14pt"/>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officeooo:rsid="000ac80e" officeooo:paragraph-rsid="000ac80e" style:font-size-asian="14pt" style:font-size-complex="14pt"/>
    </style:style>
    <style:style style:name="P11" style:family="paragraph" style:parent-style-name="Standard">
      <style:paragraph-properties fo:text-align="start" style:justify-single-word="false"/>
      <style:text-properties fo:font-size="14pt" fo:font-style="italic" style:text-underline-style="solid" style:text-underline-width="auto" style:text-underline-color="font-color" officeooo:rsid="000b0f4c" officeooo:paragraph-rsid="000b0f4c" style:font-size-asian="12.25pt" style:font-style-asian="italic" style:font-size-complex="14pt" style:font-style-complex="italic"/>
    </style:style>
    <style:style style:name="P12" style:family="paragraph" style:parent-style-name="Standard">
      <style:paragraph-properties fo:text-align="start" style:justify-single-word="false"/>
      <style:text-properties fo:font-size="14pt" fo:font-style="italic" style:text-underline-style="solid" style:text-underline-width="auto" style:text-underline-color="font-color" officeooo:rsid="000cdfb0" officeooo:paragraph-rsid="000cdfb0" style:font-size-asian="12.25pt" style:font-style-asian="italic" style:font-size-complex="14pt" style:font-style-complex="italic"/>
    </style:style>
    <style:style style:name="P13" style:family="paragraph" style:parent-style-name="Standard">
      <style:paragraph-properties fo:text-align="start" style:justify-single-word="false"/>
      <style:text-properties officeooo:rsid="000ac80e" officeooo:paragraph-rsid="000ac80e"/>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officeooo:rsid="000806a1" officeooo:paragraph-rsid="000806a1" style:font-size-asian="12pt" style:font-size-complex="12pt"/>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officeooo:rsid="000ac80e" officeooo:paragraph-rsid="000ac80e" style:font-size-asian="10.5pt" style:font-size-complex="12pt"/>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officeooo:rsid="000b0f4c" officeooo:paragraph-rsid="000b0f4c"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0ac80e" officeooo:paragraph-rsid="000ac80e"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0b0f4c" officeooo:paragraph-rsid="000b0f4c" style:font-size-asian="10.5pt" style:font-size-complex="12pt"/>
    </style:style>
    <style:style style:name="P19" style:family="paragraph" style:parent-style-name="Standard">
      <style:paragraph-properties fo:text-align="start" style:justify-single-word="false"/>
      <style:text-properties fo:font-size="12pt" fo:font-style="italic" style:text-underline-style="solid" style:text-underline-width="auto" style:text-underline-color="font-color" officeooo:rsid="000b0f4c" officeooo:paragraph-rsid="000b0f4c" style:font-size-asian="10.5pt" style:font-style-asian="italic" style:font-size-complex="12pt" style:font-style-complex="italic"/>
    </style:style>
    <style:style style:name="P20" style:family="paragraph" style:parent-style-name="Standard">
      <style:paragraph-properties fo:text-align="start" style:justify-single-word="false"/>
      <style:text-properties fo:font-size="12pt" fo:font-style="italic" style:text-underline-style="solid" style:text-underline-width="auto" style:text-underline-color="font-color" officeooo:rsid="000cdfb0" officeooo:paragraph-rsid="000cdfb0" style:font-size-asian="10.5pt" style:font-style-asian="italic" style:font-size-complex="12pt" style:font-style-complex="italic"/>
    </style:style>
    <style:style style:name="P21" style:family="paragraph" style:parent-style-name="List_20_Paragraph">
      <style:paragraph-properties fo:text-align="start" style:justify-single-word="false"/>
      <style:text-properties fo:font-size="12pt" fo:font-style="italic" style:text-underline-style="solid" style:text-underline-width="auto" style:text-underline-color="font-color" officeooo:rsid="000cdfb0" officeooo:paragraph-rsid="000cdfb0" style:font-size-asian="10.5pt" style:font-style-asian="italic" style:font-size-complex="12pt" style:font-style-complex="italic"/>
    </style:style>
    <style:style style:name="P22" style:family="paragraph" style:parent-style-name="List_20_Paragraph">
      <style:paragraph-properties fo:text-align="start" style:justify-single-word="false"/>
      <style:text-properties fo:font-size="12pt" fo:font-style="italic" style:text-underline-style="solid" style:text-underline-width="auto" style:text-underline-color="font-color" officeooo:rsid="000cdfb0" officeooo:paragraph-rsid="000cdfb0" style:font-size-asian="12pt" style:font-style-asian="italic" style:font-size-complex="12pt" style:font-style-complex="italic"/>
    </style:style>
    <style:style style:name="P23" style:family="paragraph" style:parent-style-name="List_20_Paragraph">
      <style:paragraph-properties fo:text-align="start" style:justify-single-word="false"/>
      <style:text-properties fo:font-size="12pt" fo:font-style="normal" style:text-underline-style="none" officeooo:rsid="000cdfb0" officeooo:paragraph-rsid="000cdfb0" style:font-size-asian="10.5pt" style:font-style-asian="normal" style:font-size-complex="12pt" style:font-style-complex="normal"/>
    </style:style>
    <style:style style:name="P24" style:family="paragraph" style:parent-style-name="List_20_Paragraph">
      <style:paragraph-properties fo:margin-left="0cm" fo:margin-right="0cm" fo:text-align="start" style:justify-single-word="false" fo:text-indent="0cm" style:auto-text-indent="false"/>
      <style:text-properties fo:font-size="14pt" fo:font-style="italic" style:text-underline-style="solid" style:text-underline-width="auto" style:text-underline-color="font-color" officeooo:rsid="000cdfb0" officeooo:paragraph-rsid="000cdfb0" style:font-size-asian="12.25pt" style:font-style-asian="italic" style:font-size-complex="14pt" style:font-style-complex="italic"/>
    </style:style>
    <style:style style:name="P25" style:family="paragraph" style:parent-style-name="Standard">
      <style:paragraph-properties fo:margin-left="0cm" fo:margin-right="0cm" fo:text-align="start" style:justify-single-word="false" fo:text-indent="0cm" style:auto-text-indent="false"/>
      <style:text-properties fo:font-size="18pt" fo:font-style="italic" style:text-underline-style="solid" style:text-underline-width="auto" style:text-underline-color="font-color" fo:font-weight="bold" officeooo:rsid="000806a1" officeooo:paragraph-rsid="000f33f3" style:font-size-asian="18pt" style:font-style-asian="italic" style:font-weight-asian="bold" style:font-size-complex="18pt" style:font-style-complex="italic" style:font-weight-complex="bold"/>
    </style:style>
    <style:style style:name="P26" style:family="paragraph" style:parent-style-name="Standard">
      <style:paragraph-properties fo:margin-left="0cm" fo:margin-right="0cm" fo:text-align="start" style:justify-single-word="false" fo:text-indent="0cm" style:auto-text-indent="false"/>
      <style:text-properties fo:font-size="18pt" fo:font-style="italic" style:text-underline-style="solid" style:text-underline-width="auto" style:text-underline-color="font-color" fo:font-weight="bold" officeooo:rsid="000806a1" officeooo:paragraph-rsid="0014eb36" style:font-size-asian="18pt" style:font-style-asian="italic" style:font-weight-asian="bold" style:font-size-complex="18pt" style:font-style-complex="italic" style:font-weight-complex="bold"/>
    </style:style>
    <style:style style:name="P27" style:family="paragraph" style:parent-style-name="Standard">
      <style:paragraph-properties fo:margin-left="0cm" fo:margin-right="0cm" fo:text-align="start" style:justify-single-word="false" fo:text-indent="0cm" style:auto-text-indent="false"/>
      <style:text-properties fo:font-size="18pt" fo:font-style="italic" style:text-underline-style="solid" style:text-underline-width="auto" style:text-underline-color="font-color" fo:font-weight="bold" officeooo:rsid="000806a1" officeooo:paragraph-rsid="001b59d5" style:font-size-asian="18pt" style:font-style-asian="italic" style:font-weight-asian="bold" style:font-size-complex="18pt" style:font-style-complex="italic" style:font-weight-complex="bold"/>
    </style:style>
    <style:style style:name="P28" style:family="paragraph" style:parent-style-name="Standard">
      <style:paragraph-properties fo:margin-left="0cm" fo:margin-right="0cm" fo:text-align="start" style:justify-single-word="false" fo:text-indent="0cm" style:auto-text-indent="false"/>
      <style:text-properties fo:font-size="18pt" fo:font-style="italic" style:text-underline-style="solid" style:text-underline-width="auto" style:text-underline-color="font-color" fo:font-weight="bold" officeooo:rsid="000806a1" officeooo:paragraph-rsid="0020698f" style:font-size-asian="18pt" style:font-style-asian="italic" style:font-weight-asian="bold" style:font-size-complex="18pt" style:font-style-complex="italic" style:font-weight-complex="bold"/>
    </style:style>
    <style:style style:name="P29" style:family="paragraph" style:parent-style-name="Standard">
      <style:paragraph-properties fo:margin-left="0cm" fo:margin-right="0cm" fo:text-align="start" style:justify-single-word="false" fo:text-indent="0cm" style:auto-text-indent="false"/>
      <style:text-properties fo:font-size="18pt" fo:font-style="normal" style:text-underline-style="solid" style:text-underline-width="auto" style:text-underline-color="font-color" fo:font-weight="bold" officeooo:rsid="000ea0db" officeooo:paragraph-rsid="001b59d5" style:font-size-asian="18pt" style:font-style-asian="normal" style:font-weight-asian="bold" style:font-size-complex="18pt" style:font-style-complex="normal" style:font-weight-complex="bold"/>
    </style:style>
    <style:style style:name="P30" style:family="paragraph" style:parent-style-name="Standard">
      <style:paragraph-properties fo:margin-left="0cm" fo:margin-right="0cm" fo:text-align="start" style:justify-single-word="false" fo:text-indent="0cm" style:auto-text-indent="false"/>
      <style:text-properties fo:font-size="12pt" fo:font-style="italic" style:text-underline-style="none" fo:font-weight="normal" officeooo:rsid="000f33f3" officeooo:paragraph-rsid="000f33f3" style:font-size-asian="10.5pt" style:font-style-asian="italic" style:font-weight-asian="normal" style:font-size-complex="12pt" style:font-style-complex="italic"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font-size="12pt" fo:font-style="italic" style:text-underline-style="none" fo:font-weight="normal" officeooo:rsid="00130c8f" officeooo:paragraph-rsid="00130c8f" style:font-size-asian="10.5pt" style:font-style-asian="italic" style:font-weight-asian="normal" style:font-size-complex="12pt" style:font-style-complex="italic"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font-size="12pt" fo:font-style="italic" style:text-underline-style="none" fo:font-weight="normal" officeooo:rsid="00176737" officeooo:paragraph-rsid="00176737" style:font-size-asian="10.5pt" style:font-style-asian="italic" style:font-weight-asian="normal" style:font-size-complex="12pt" style:font-style-complex="italic"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8e2e5" officeooo:paragraph-rsid="0018e2e5"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f33f3" officeooo:paragraph-rsid="000f33f3"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30c8f" officeooo:paragraph-rsid="00130c8f"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ea0db" officeooo:paragraph-rsid="001b59d5"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d5f67" officeooo:paragraph-rsid="001d5f67"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d5f67" officeooo:paragraph-rsid="001d6288"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fea07" officeooo:paragraph-rsid="001fea07"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76737" officeooo:paragraph-rsid="00176737"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ea0db" officeooo:paragraph-rsid="00176737"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properties fo:font-size="14pt" fo:font-style="italic" style:text-underline-style="solid" style:text-underline-width="auto" style:text-underline-color="font-color" fo:font-weight="normal" officeooo:rsid="001bde23" officeooo:paragraph-rsid="001bde23" style:font-size-asian="12.25pt" style:font-style-asian="italic" style:font-weight-asian="normal" style:font-size-complex="14pt" style:font-style-complex="italic" style:font-weight-complex="normal"/>
    </style:style>
    <style:style style:name="P43" style:family="paragraph" style:parent-style-name="Standard">
      <style:paragraph-properties fo:margin-left="0cm" fo:margin-right="0cm" fo:text-align="start" style:justify-single-word="false" fo:text-indent="0cm" style:auto-text-indent="false"/>
      <style:text-properties fo:font-size="14pt" fo:font-style="italic" style:text-underline-style="solid" style:text-underline-width="auto" style:text-underline-color="font-color" fo:font-weight="normal" officeooo:rsid="001bde23" officeooo:paragraph-rsid="001d6288" style:font-size-asian="12.25pt" style:font-style-asian="italic" style:font-weight-asian="normal" style:font-size-complex="14pt" style:font-style-complex="italic"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font-size="14pt" fo:font-style="italic" style:text-underline-style="solid" style:text-underline-width="auto" style:text-underline-color="font-color" fo:font-weight="normal" officeooo:rsid="001bde23" officeooo:paragraph-rsid="001e402b" style:font-size-asian="12.25pt" style:font-style-asian="italic" style:font-weight-asian="normal" style:font-size-complex="14pt" style:font-style-complex="italic" style:font-weight-complex="normal"/>
    </style:style>
    <style:style style:name="P45"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16735c" officeooo:paragraph-rsid="0016735c" style:font-size-asian="12.25pt" style:font-style-asian="italic" style:font-weight-asian="normal" style:font-size-complex="14pt" style:font-style-complex="italic"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176737" officeooo:paragraph-rsid="00176737" style:font-size-asian="12.25pt" style:font-style-asian="italic" style:font-weight-asian="normal" style:font-size-complex="14pt" style:font-style-complex="italic" style:font-weight-complex="normal"/>
    </style:style>
    <style:style style:name="P47"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20f3b5" officeooo:paragraph-rsid="0020f3b5" style:font-size-asian="12.25pt" style:font-style-asian="italic" style:font-weight-asian="normal" style:font-size-complex="14pt" style:font-style-complex="italic" style:font-weight-complex="normal"/>
    </style:style>
    <style:style style:name="P48"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20f3b5" officeooo:paragraph-rsid="0020f3b5" style:font-size-asian="12.25pt" style:font-style-asian="normal" style:font-weight-asian="normal" style:font-size-complex="14pt" style:font-style-complex="normal" style:font-weight-complex="normal"/>
    </style:style>
    <style:style style:name="P49" style:family="paragraph" style:parent-style-name="Table_20_Contents">
      <style:paragraph-properties fo:text-align="start" style:justify-single-word="false"/>
      <style:text-properties fo:font-size="12pt" style:font-size-asian="10.5pt" style:font-size-complex="12pt"/>
    </style:style>
    <style:style style:name="P50" style:family="paragraph" style:parent-style-name="Table_20_Contents">
      <style:paragraph-properties fo:text-align="start" style:justify-single-word="false"/>
      <style:text-properties fo:font-size="12pt" officeooo:rsid="000f33f3" officeooo:paragraph-rsid="000f33f3" style:font-size-asian="10.5pt" style:font-size-complex="12pt"/>
    </style:style>
    <style:style style:name="P51" style:family="paragraph" style:parent-style-name="Table_20_Contents">
      <style:paragraph-properties fo:text-align="start" style:justify-single-word="false"/>
      <style:text-properties fo:font-size="12pt" officeooo:rsid="00112eb0" officeooo:paragraph-rsid="00112eb0" style:font-size-asian="10.5pt" style:font-size-complex="12pt"/>
    </style:style>
    <style:style style:name="P52" style:family="paragraph" style:parent-style-name="List_20_Paragraph" style:list-style-name="L6">
      <style:paragraph-properties fo:text-align="start" style:justify-single-word="false"/>
      <style:text-properties fo:font-size="12pt" fo:font-style="normal" style:text-underline-style="none" officeooo:rsid="000cdfb0" officeooo:paragraph-rsid="000cdfb0" style:font-size-asian="12pt" style:font-style-asian="normal" style:font-size-complex="12pt" style:font-style-complex="normal"/>
    </style:style>
    <style:style style:name="P53" style:family="paragraph" style:parent-style-name="List_20_Paragraph" style:list-style-name="L7">
      <style:paragraph-properties fo:text-align="start" style:justify-single-word="false"/>
      <style:text-properties fo:font-size="12pt" fo:font-style="italic" style:text-underline-style="solid" style:text-underline-width="auto" style:text-underline-color="font-color" officeooo:rsid="000cdfb0" officeooo:paragraph-rsid="000cdfb0" style:font-size-asian="10.5pt" style:font-style-asian="italic" style:font-size-complex="12pt" style:font-style-complex="italic"/>
    </style:style>
    <style:style style:name="P54" style:family="paragraph" style:parent-style-name="List_20_Paragraph" style:list-style-name="L8">
      <style:paragraph-properties fo:text-align="start" style:justify-single-word="false"/>
      <style:text-properties fo:font-size="12pt" fo:font-style="italic" style:text-underline-style="solid" style:text-underline-width="auto" style:text-underline-color="font-color" officeooo:rsid="000cdfb0" officeooo:paragraph-rsid="000cdfb0" style:font-size-asian="10.5pt" style:font-style-asian="italic" style:font-size-complex="12pt" style:font-style-complex="italic"/>
    </style:style>
    <style:style style:name="P55" style:family="paragraph" style:parent-style-name="Standard" style:list-style-name="L1">
      <style:paragraph-properties fo:text-align="start" style:justify-single-word="false"/>
      <style:text-properties fo:font-size="12pt" officeooo:paragraph-rsid="000806a1" style:font-size-asian="12pt" style:font-size-complex="12pt"/>
    </style:style>
    <style:style style:name="P56" style:family="paragraph" style:parent-style-name="Standard" style:list-style-name="L1">
      <style:paragraph-properties fo:text-align="start" style:justify-single-word="false"/>
      <style:text-properties fo:font-size="12pt" officeooo:rsid="000806a1" officeooo:paragraph-rsid="000806a1" style:font-size-asian="12pt" style:font-size-complex="12pt"/>
    </style:style>
    <style:style style:name="P57" style:family="paragraph" style:parent-style-name="Standard" style:list-style-name="L1">
      <style:paragraph-properties fo:text-align="start" style:justify-single-word="false"/>
      <style:text-properties fo:font-size="12pt" officeooo:rsid="000806a1" officeooo:paragraph-rsid="00095dee" style:font-size-asian="12pt" style:font-size-complex="12pt"/>
    </style:style>
    <style:style style:name="P58" style:family="paragraph" style:parent-style-name="Standard" style:list-style-name="L1">
      <style:paragraph-properties fo:text-align="start" style:justify-single-word="false"/>
      <style:text-properties fo:font-size="12pt" style:text-underline-style="none" officeooo:rsid="000ac80e" officeooo:paragraph-rsid="000ac80e" style:font-size-asian="12pt" style:font-size-complex="12pt"/>
    </style:style>
    <style:style style:name="P59" style:family="paragraph" style:parent-style-name="Standard" style:list-style-name="L2">
      <style:paragraph-properties fo:text-align="start" style:justify-single-word="false"/>
      <style:text-properties fo:font-size="12pt" style:text-underline-style="none" officeooo:rsid="000ac80e" officeooo:paragraph-rsid="000b0f4c" style:font-size-asian="10.5pt" style:font-size-complex="12pt"/>
    </style:style>
    <style:style style:name="P60" style:family="paragraph" style:parent-style-name="Standard" style:list-style-name="L2">
      <style:paragraph-properties fo:text-align="start" style:justify-single-word="false"/>
      <style:text-properties fo:font-size="12pt" style:text-underline-style="none" officeooo:rsid="000ac80e" officeooo:paragraph-rsid="000ac80e" style:font-size-asian="10.5pt" style:font-size-complex="12pt"/>
    </style:style>
    <style:style style:name="P61" style:family="paragraph" style:parent-style-name="Standard" style:list-style-name="L3">
      <style:paragraph-properties fo:text-align="start" style:justify-single-word="false"/>
      <style:text-properties fo:font-size="12pt" style:text-underline-style="none" officeooo:rsid="000b0f4c" officeooo:paragraph-rsid="000b0f4c" style:font-size-asian="10.5pt" style:font-size-complex="12pt"/>
    </style:style>
    <style:style style:name="P62" style:family="paragraph" style:parent-style-name="Standard" style:list-style-name="L4">
      <style:paragraph-properties fo:text-align="start" style:justify-single-word="false"/>
      <style:text-properties fo:font-size="12pt" style:text-underline-style="none" officeooo:rsid="000b0f4c" officeooo:paragraph-rsid="000b0f4c" style:font-size-asian="10.5pt" style:font-size-complex="12pt"/>
    </style:style>
    <style:style style:name="P63" style:family="paragraph" style:parent-style-name="Standard" style:list-style-name="L3">
      <style:paragraph-properties fo:text-align="start" style:justify-single-word="false"/>
      <style:text-properties fo:font-size="12pt" style:text-underline-style="solid" style:text-underline-width="auto" style:text-underline-color="font-color" officeooo:rsid="000ac80e" officeooo:paragraph-rsid="000b0f4c" style:font-size-asian="10.5pt" style:font-size-complex="12pt"/>
    </style:style>
    <style:style style:name="P64" style:family="paragraph" style:parent-style-name="Standard" style:list-style-name="L3">
      <style:paragraph-properties fo:text-align="start" style:justify-single-word="false"/>
      <style:text-properties fo:font-size="12pt" style:text-underline-style="solid" style:text-underline-width="auto" style:text-underline-color="font-color" officeooo:rsid="000ac80e" officeooo:paragraph-rsid="000ac80e" style:font-size-asian="10.5pt" style:font-size-complex="12pt"/>
    </style:style>
    <style:style style:name="P65" style:family="paragraph" style:parent-style-name="Standard" style:list-style-name="L5">
      <style:paragraph-properties fo:text-align="start" style:justify-single-word="false"/>
      <style:text-properties fo:font-size="12pt" fo:font-style="italic" style:text-underline-style="solid" style:text-underline-width="auto" style:text-underline-color="font-color" officeooo:rsid="000b0f4c" officeooo:paragraph-rsid="000b0f4c" style:font-size-asian="10.5pt" style:font-style-asian="italic" style:font-size-complex="12pt" style:font-style-complex="italic"/>
    </style:style>
    <style:style style:name="P66" style:family="paragraph" style:parent-style-name="Standard" style:list-style-name="L5">
      <style:paragraph-properties fo:text-align="start" style:justify-single-word="false"/>
      <style:text-properties fo:font-size="12pt" fo:font-style="italic" style:text-underline-style="solid" style:text-underline-width="auto" style:text-underline-color="font-color" officeooo:rsid="000cdfb0" officeooo:paragraph-rsid="000cdfb0" style:font-size-asian="10.5pt" style:font-style-asian="italic" style:font-size-complex="12pt" style:font-style-complex="italic"/>
    </style:style>
    <style:style style:name="P67" style:family="paragraph" style:parent-style-name="Standard" style:list-style-name="L1">
      <style:paragraph-properties fo:text-align="start" style:justify-single-word="false"/>
      <style:text-properties officeooo:rsid="000806a1" officeooo:paragraph-rsid="00095dee"/>
    </style:style>
    <style:style style:name="P68"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1bde23" officeooo:paragraph-rsid="001bde23" style:font-size-asian="12.25pt" style:font-style-asian="normal" style:font-weight-asian="normal" style:font-size-complex="14pt" style:font-style-complex="normal" style:font-weight-complex="normal"/>
    </style:style>
    <style:style style:name="P69"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1bde23" officeooo:paragraph-rsid="001d6288" style:font-size-asian="12.25pt" style:font-style-asian="normal" style:font-weight-asian="normal" style:font-size-complex="14pt" style:font-style-complex="normal" style:font-weight-complex="normal"/>
    </style:style>
    <style:style style:name="P70"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1bde23" officeooo:paragraph-rsid="001e402b" style:font-size-asian="12.25pt" style:font-style-asian="normal" style:font-weight-asian="normal" style:font-size-complex="14pt" style:font-style-complex="normal" style:font-weight-complex="normal"/>
    </style:style>
    <style:style style:name="P71"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20f3b5" officeooo:paragraph-rsid="0020f3b5" style:font-size-asian="12.25pt" style:font-style-asian="normal" style:font-weight-asian="normal" style:font-size-complex="14pt" style:font-style-complex="normal" style:font-weight-complex="normal"/>
    </style:style>
    <style:style style:name="P72"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2389b4" officeooo:paragraph-rsid="002389b4" style:font-size-asian="12.25pt" style:font-style-asian="normal" style:font-weight-asian="normal" style:font-size-complex="14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2389b4" officeooo:paragraph-rsid="0023e90d" style:font-size-asian="12.25pt" style:font-style-asian="normal" style:font-weight-asian="normal" style:font-size-complex="14pt" style:font-style-complex="normal" style:font-weight-complex="normal"/>
    </style:style>
    <style:style style:name="P74"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2389b4" officeooo:paragraph-rsid="00256161" style:font-size-asian="12.25pt" style:font-style-asian="normal" style:font-weight-asian="normal" style:font-size-complex="14pt" style:font-style-complex="normal" style:font-weight-complex="normal"/>
    </style:style>
    <style:style style:name="P75"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2389b4" officeooo:paragraph-rsid="00275e77" style:font-size-asian="12.25pt" style:font-style-asian="normal" style:font-weight-asian="normal" style:font-size-complex="14pt" style:font-style-complex="normal" style:font-weight-complex="normal"/>
    </style:style>
    <style:style style:name="P76"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2389b4" officeooo:paragraph-rsid="00280018" style:font-size-asian="12.25pt" style:font-style-asian="normal" style:font-weight-asian="normal" style:font-size-complex="14pt" style:font-style-complex="normal" style:font-weight-complex="normal"/>
    </style:style>
    <style:style style:name="P77"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2389b4" officeooo:paragraph-rsid="0029bbdd" style:font-size-asian="12.25pt" style:font-style-asian="normal" style:font-weight-asian="normal" style:font-size-complex="14pt" style:font-style-complex="normal" style:font-weight-complex="normal"/>
    </style:style>
    <style:style style:name="P78"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2ac947" officeooo:paragraph-rsid="002ac947" style:font-size-asian="12.25pt" style:font-style-asian="normal" style:font-weight-asian="normal" style:font-size-complex="14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2c4d20" officeooo:paragraph-rsid="002c4d20" style:font-size-asian="12.25pt" style:font-style-asian="normal" style:font-weight-asian="normal" style:font-size-complex="14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2c4d20" officeooo:paragraph-rsid="002da20d" style:font-size-asian="12.25pt" style:font-style-asian="normal" style:font-weight-asian="normal" style:font-size-complex="14pt" style:font-style-complex="normal" style:font-weight-complex="normal"/>
    </style:style>
    <style:style style:name="P81"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2c4d20" officeooo:paragraph-rsid="002edb77" style:font-size-asian="12.25pt" style:font-style-asian="normal" style:font-weight-asian="normal" style:font-size-complex="14pt" style:font-style-complex="normal" style:font-weight-complex="normal"/>
    </style:style>
    <style:style style:name="P82"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2c4d20" officeooo:paragraph-rsid="0031ea21" style:font-size-asian="12.25pt" style:font-style-asian="normal" style:font-weight-asian="normal" style:font-size-complex="14pt"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2c4d20" officeooo:paragraph-rsid="00338cb0" style:font-size-asian="12.25pt" style:font-style-asian="normal" style:font-weight-asian="normal" style:font-size-complex="14pt" style:font-style-complex="normal" style:font-weight-complex="normal"/>
    </style:style>
    <style:style style:name="P84"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33f8ed" officeooo:paragraph-rsid="0033f8ed" style:font-size-asian="12.25pt" style:font-style-asian="normal" style:font-weight-asian="normal" style:font-size-complex="14pt" style:font-style-complex="normal" style:font-weight-complex="normal"/>
    </style:style>
    <style:style style:name="P85"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3402e2" officeooo:paragraph-rsid="0033f8ed" style:font-size-asian="12.25pt" style:font-style-asian="normal" style:font-weight-asian="normal" style:font-size-complex="14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3402e2" officeooo:paragraph-rsid="003402e2" style:font-size-asian="12.25pt" style:font-style-asian="normal" style:font-weight-asian="normal" style:font-size-complex="14pt" style:font-style-complex="normal" style:font-weight-complex="normal"/>
    </style:style>
    <style:style style:name="P87"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officeooo:rsid="00423417" officeooo:paragraph-rsid="00423417" style:font-size-asian="12.25pt" style:font-style-asian="normal" style:font-weight-asian="normal" style:font-size-complex="14pt" style:font-style-complex="normal" style:font-weight-complex="normal"/>
    </style:style>
    <style:style style:name="P88"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20f3b5" officeooo:paragraph-rsid="002c4d20" style:font-size-asian="12.25pt" style:font-style-asian="italic" style:font-weight-asian="normal" style:font-size-complex="14pt" style:font-style-complex="italic" style:font-weight-complex="normal"/>
    </style:style>
    <style:style style:name="P89"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34e8cf" officeooo:paragraph-rsid="0034e8cf" style:font-size-asian="12.25pt" style:font-style-asian="italic" style:font-weight-asian="normal" style:font-size-complex="14pt" style:font-style-complex="italic" style:font-weight-complex="normal"/>
    </style:style>
    <style:style style:name="P90"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34e8cf" officeooo:paragraph-rsid="00365b24" style:font-size-asian="12.25pt" style:font-style-asian="italic" style:font-weight-asian="normal" style:font-size-complex="14pt" style:font-style-complex="italic" style:font-weight-complex="normal"/>
    </style:style>
    <style:style style:name="P91"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34e8cf" officeooo:paragraph-rsid="00371512" style:font-size-asian="12.25pt" style:font-style-asian="italic" style:font-weight-asian="normal" style:font-size-complex="14pt" style:font-style-complex="italic" style:font-weight-complex="normal"/>
    </style:style>
    <style:style style:name="P92"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34e8cf" officeooo:paragraph-rsid="003723b6" style:font-size-asian="12.25pt" style:font-style-asian="italic" style:font-weight-asian="normal" style:font-size-complex="14pt" style:font-style-complex="italic" style:font-weight-complex="normal"/>
    </style:style>
    <style:style style:name="P93"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34e8cf" officeooo:paragraph-rsid="0037ddc2" style:font-size-asian="12.25pt" style:font-style-asian="italic" style:font-weight-asian="normal" style:font-size-complex="14pt" style:font-style-complex="italic" style:font-weight-complex="normal"/>
    </style:style>
    <style:style style:name="P94"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34e8cf" officeooo:paragraph-rsid="0038c7d8" style:font-size-asian="12.25pt" style:font-style-asian="italic" style:font-weight-asian="normal" style:font-size-complex="14pt" style:font-style-complex="italic" style:font-weight-complex="normal"/>
    </style:style>
    <style:style style:name="P95"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34e8cf" officeooo:paragraph-rsid="003905ad" style:font-size-asian="12.25pt" style:font-style-asian="italic" style:font-weight-asian="normal" style:font-size-complex="14pt" style:font-style-complex="italic" style:font-weight-complex="normal"/>
    </style:style>
    <style:style style:name="P96"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34e8cf" officeooo:paragraph-rsid="0039835c" style:font-size-asian="12.25pt" style:font-style-asian="italic" style:font-weight-asian="normal" style:font-size-complex="14pt" style:font-style-complex="italic" style:font-weight-complex="normal"/>
    </style:style>
    <style:style style:name="P97"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34e8cf" officeooo:paragraph-rsid="003a94ea" style:font-size-asian="12.25pt" style:font-style-asian="italic" style:font-weight-asian="normal" style:font-size-complex="14pt" style:font-style-complex="italic" style:font-weight-complex="normal"/>
    </style:style>
    <style:style style:name="P98"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34e8cf" officeooo:paragraph-rsid="003c0223" style:font-size-asian="12.25pt" style:font-style-asian="italic" style:font-weight-asian="normal" style:font-size-complex="14pt" style:font-style-complex="italic" style:font-weight-complex="normal"/>
    </style:style>
    <style:style style:name="P99"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34e8cf" officeooo:paragraph-rsid="003da1c3" style:font-size-asian="12.25pt" style:font-style-asian="italic" style:font-weight-asian="normal" style:font-size-complex="14pt" style:font-style-complex="italic" style:font-weight-complex="normal"/>
    </style:style>
    <style:style style:name="P100"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34e8cf" officeooo:paragraph-rsid="003e55ed" style:font-size-asian="12.25pt" style:font-style-asian="italic" style:font-weight-asian="normal" style:font-size-complex="14pt" style:font-style-complex="italic" style:font-weight-complex="normal"/>
    </style:style>
    <style:style style:name="P101"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34e8cf" officeooo:paragraph-rsid="00400f6c" style:font-size-asian="12.25pt" style:font-style-asian="italic" style:font-weight-asian="normal" style:font-size-complex="14pt" style:font-style-complex="italic" style:font-weight-complex="normal"/>
    </style:style>
    <style:style style:name="P102"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officeooo:rsid="0034e8cf" officeooo:paragraph-rsid="00418bed" style:font-size-asian="12.25pt" style:font-style-asian="italic" style:font-weight-asian="normal" style:font-size-complex="14pt" style:font-style-complex="italic" style:font-weight-complex="normal"/>
    </style:style>
    <style:style style:name="P103"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76737" officeooo:paragraph-rsid="002254a7" style:font-size-asian="10.5pt" style:font-style-asian="normal" style:font-weight-asian="normal" style:font-size-complex="12pt" style:font-style-complex="normal" style:font-weight-complex="normal"/>
    </style:style>
    <style:style style:name="P104"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ac947" officeooo:paragraph-rsid="002ac947"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cm" fo:margin-right="0cm" fo:text-align="start" style:justify-single-word="false" fo:text-indent="0cm" style:auto-text-indent="false"/>
      <style:text-properties fo:font-size="18pt" fo:font-style="italic" style:text-underline-style="solid" style:text-underline-width="auto" style:text-underline-color="font-color" fo:font-weight="bold" officeooo:rsid="0020f3b5" officeooo:paragraph-rsid="0020698f" style:font-size-asian="18pt" style:font-style-asian="italic" style:font-weight-asian="bold" style:font-size-complex="18pt" style:font-style-complex="italic" style:font-weight-complex="bold"/>
    </style:style>
    <style:style style:name="P106" style:family="paragraph" style:parent-style-name="Standard">
      <style:paragraph-properties fo:margin-left="0cm" fo:margin-right="0cm" fo:text-align="start" style:justify-single-word="false" fo:text-indent="0cm" style:auto-text-indent="false"/>
      <style:text-properties fo:font-size="18pt" fo:font-style="italic" style:text-underline-style="solid" style:text-underline-width="auto" style:text-underline-color="font-color" fo:font-weight="bold" officeooo:rsid="000806a1" officeooo:paragraph-rsid="002b5851" style:font-size-asian="18pt" style:font-style-asian="italic" style:font-weight-asian="bold" style:font-size-complex="18pt" style:font-style-complex="italic" style:font-weight-complex="bold"/>
    </style:style>
    <style:style style:name="P10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Droid Sans" fo:font-size="18pt" officeooo:rsid="000806a1" style:font-size-asian="18pt" style:font-size-complex="18pt"/>
    </style:style>
    <style:style style:name="T2" style:family="text">
      <style:text-properties fo:color="#21242c" fo:font-size="12pt" style:text-underline-style="none" officeooo:rsid="00095dee" fo:background-color="#ffffff" loext:char-shading-value="0" style:font-size-asian="12pt" style:font-name-complex="Helvetica" style:font-size-complex="12pt"/>
    </style:style>
    <style:style style:name="T3" style:family="text">
      <style:text-properties fo:color="#21242c" fo:font-size="12pt" style:text-underline-style="none" officeooo:rsid="00095dee" fo:background-color="#ffffff" loext:char-shading-value="0" style:font-size-asian="12pt" style:font-name-complex="Courier New" style:font-size-complex="12pt" fo:padding="0cm" fo:border="none"/>
    </style:style>
    <style:style style:name="T4" style:family="text">
      <style:text-properties style:text-underline-style="none"/>
    </style:style>
    <style:style style:name="T5" style:family="text">
      <style:text-properties style:text-underline-style="none" officeooo:rsid="000806a1"/>
    </style:style>
    <style:style style:name="T6" style:family="text">
      <style:text-properties style:text-underline-style="none" officeooo:rsid="00095dee"/>
    </style:style>
    <style:style style:name="T7" style:family="text">
      <style:text-properties style:text-underline-style="none" officeooo:rsid="000ac80e"/>
    </style:style>
    <style:style style:name="T8" style:family="text">
      <style:text-properties style:text-underline-style="none" officeooo:rsid="000b0f4c"/>
    </style:style>
    <style:style style:name="T9" style:family="text">
      <style:text-properties fo:font-size="12pt" style:text-underline-style="none" style:font-size-asian="12pt" style:font-size-complex="12pt"/>
    </style:style>
    <style:style style:name="T10" style:family="text">
      <style:text-properties fo:font-size="12pt" style:text-underline-style="none" officeooo:rsid="00095dee" style:font-size-asian="12pt" style:font-size-complex="12pt"/>
    </style:style>
    <style:style style:name="T11" style:family="text">
      <style:text-properties fo:font-size="12pt" style:text-underline-style="solid" style:text-underline-width="auto" style:text-underline-color="font-color" style:font-size-asian="12pt" style:font-size-complex="12pt"/>
    </style:style>
    <style:style style:name="T12"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13" style:family="text">
      <style:text-properties style:text-underline-style="solid" style:text-underline-width="auto" style:text-underline-color="font-color"/>
    </style:style>
    <style:style style:name="T14" style:family="text">
      <style:text-properties officeooo:rsid="000b0f4c"/>
    </style:style>
    <style:style style:name="T15" style:family="text">
      <style:text-properties fo:font-style="italic" style:font-style-asian="italic" style:font-style-complex="italic"/>
    </style:style>
    <style:style style:name="T16" style:family="text">
      <style:text-properties fo:font-style="italic" officeooo:rsid="000b0f4c" style:font-style-asian="italic" style:font-style-complex="italic"/>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style:text-underline-style="solid" style:text-underline-width="auto" style:text-underline-color="font-color" officeooo:rsid="000806a1" style:font-style-asian="italic" style:font-style-complex="italic"/>
    </style:style>
    <style:style style:name="T19" style:family="text">
      <style:text-properties fo:font-style="italic" style:text-underline-style="solid" style:text-underline-width="auto" style:text-underline-color="font-color" officeooo:rsid="00095dee" style:font-style-asian="italic" style:font-style-complex="italic"/>
    </style:style>
    <style:style style:name="T20" style:family="text">
      <style:text-properties fo:font-style="italic" style:text-underline-style="none" officeooo:rsid="00095dee" style:font-style-asian="italic" style:font-style-complex="italic"/>
    </style:style>
    <style:style style:name="T21" style:family="text">
      <style:text-properties fo:color="#222426" style:font-name="Liberation Serif" fo:background-color="#ffffff" loext:char-shading-value="0" style:font-size-asian="12pt" style:font-name-complex="Helvetica"/>
    </style:style>
    <style:style style:name="T22" style:family="text">
      <style:text-properties fo:color="#222426" style:font-name="Liberation Serif" fo:font-style="normal" fo:background-color="#ffffff" loext:char-shading-value="0" style:font-size-asian="12pt" style:font-style-asian="normal" style:font-name-complex="Helvetica" fo:padding="0cm" fo:border="none"/>
    </style:style>
    <style:style style:name="T23" style:family="text">
      <style:text-properties style:font-size-asian="12pt"/>
    </style:style>
    <style:style style:name="T24" style:family="text">
      <style:text-properties fo:font-style="normal" style:font-style-asian="normal" style:font-style-complex="normal"/>
    </style:style>
    <style:style style:name="T25" style:family="text">
      <style:text-properties fo:font-style="normal" officeooo:rsid="000cdfb0" style:font-style-asian="normal" style:font-style-complex="normal"/>
    </style:style>
    <style:style style:name="T26" style:family="text">
      <style:text-properties fo:font-style="normal" officeooo:rsid="000ea0db" style:font-style-asian="normal" style:font-style-complex="normal"/>
    </style:style>
    <style:style style:name="T27" style:family="text">
      <style:text-properties fo:font-style="normal" officeooo:rsid="000f33f3" style:font-style-asian="normal" style:font-style-complex="normal"/>
    </style:style>
    <style:style style:name="T28" style:family="text">
      <style:text-properties fo:font-style="normal" officeooo:rsid="0014eb36" style:font-style-asian="normal" style:font-style-complex="normal"/>
    </style:style>
    <style:style style:name="T29" style:family="text">
      <style:text-properties fo:font-style="normal" officeooo:rsid="0018e2e5" style:font-style-asian="normal" style:font-style-complex="normal"/>
    </style:style>
    <style:style style:name="T30" style:family="text">
      <style:text-properties fo:font-style="normal" officeooo:rsid="001b59d5" style:font-style-asian="normal" style:font-style-complex="normal"/>
    </style:style>
    <style:style style:name="T31" style:family="text">
      <style:text-properties fo:font-style="normal" officeooo:rsid="001d6288" style:font-style-asian="normal" style:font-style-complex="normal"/>
    </style:style>
    <style:style style:name="T32" style:family="text">
      <style:text-properties fo:font-style="normal" officeooo:rsid="001e402b" style:font-style-asian="normal" style:font-style-complex="normal"/>
    </style:style>
    <style:style style:name="T33" style:family="text">
      <style:text-properties fo:font-style="normal" officeooo:rsid="0020698f" style:font-style-asian="normal" style:font-style-complex="normal"/>
    </style:style>
    <style:style style:name="T34" style:family="text">
      <style:text-properties fo:font-style="normal" officeooo:rsid="002b5851"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officeooo:rsid="000b0f4c" style:font-style-asian="normal" style:font-style-complex="normal"/>
    </style:style>
    <style:style style:name="T37" style:family="text">
      <style:text-properties fo:font-style="normal" style:text-underline-style="none" officeooo:rsid="000cdfb0" style:font-style-asian="normal" style:font-style-complex="normal"/>
    </style:style>
    <style:style style:name="T38" style:family="text">
      <style:text-properties fo:font-style="normal" style:text-underline-style="none" officeooo:rsid="000ea0db" style:font-style-asian="normal" style:font-style-complex="normal"/>
    </style:style>
    <style:style style:name="T39" style:family="text">
      <style:text-properties fo:font-style="normal" style:text-underline-style="solid" style:text-underline-width="auto" style:text-underline-color="font-color" style:font-style-asian="normal" style:font-style-complex="normal"/>
    </style:style>
    <style:style style:name="T40" style:family="text">
      <style:text-properties fo:font-style="normal" style:text-underline-style="solid" style:text-underline-width="auto" style:text-underline-color="font-color" officeooo:rsid="000ea0db" style:font-style-asian="normal" style:font-style-complex="normal"/>
    </style:style>
    <style:style style:name="T41" style:family="text">
      <style:text-properties fo:font-weight="bold" style:font-weight-asian="bold" style:font-weight-complex="bold"/>
    </style:style>
    <style:style style:name="T42" style:family="text">
      <style:text-properties fo:font-weight="bold" officeooo:rsid="000f33f3" style:font-weight-asian="bold" style:font-weight-complex="bold"/>
    </style:style>
    <style:style style:name="T43" style:family="text">
      <style:text-properties fo:font-weight="bold" officeooo:rsid="00116b51" style:font-weight-asian="bold" style:font-weight-complex="bold"/>
    </style:style>
    <style:style style:name="T44" style:family="text">
      <style:text-properties officeooo:rsid="001c7067"/>
    </style:style>
    <style:style style:name="T45" style:family="text">
      <style:text-properties officeooo:rsid="000ea0db"/>
    </style:style>
    <style:style style:name="T46" style:family="text">
      <style:text-properties fo:font-size="14pt" style:text-underline-style="solid" style:text-underline-width="auto" style:text-underline-color="font-color" style:font-size-asian="12.25pt" style:font-size-complex="14pt"/>
    </style:style>
    <style:style style:name="T47" style:family="text">
      <style:text-properties fo:font-size="14pt" style:font-size-asian="12.25pt" style:font-size-complex="14pt"/>
    </style:style>
    <style:style style:name="T48" style:family="text">
      <style:text-properties officeooo:rsid="0025d711"/>
    </style:style>
    <style:style style:name="T49" style:family="text">
      <style:text-properties officeooo:rsid="00275e77"/>
    </style:style>
    <style:style style:name="T50" style:family="text">
      <style:text-properties officeooo:rsid="00280018"/>
    </style:style>
    <style:style style:name="T51" style:family="text">
      <style:text-properties officeooo:rsid="002da20d"/>
    </style:style>
    <style:style style:name="T52" style:family="text">
      <style:text-properties officeooo:rsid="002edb77"/>
    </style:style>
    <style:style style:name="T53" style:family="text">
      <style:text-properties officeooo:rsid="0031ea21"/>
    </style:style>
    <style:style style:name="T54" style:family="text">
      <style:text-properties officeooo:rsid="00338cb0"/>
    </style:style>
    <style:style style:name="T55" style:family="text">
      <style:text-properties officeooo:rsid="00365b24"/>
    </style:style>
    <style:style style:name="T56" style:family="text">
      <style:text-properties officeooo:rsid="003905ad"/>
    </style:style>
    <style:style style:name="T57" style:family="text">
      <style:text-properties officeooo:rsid="0039835c"/>
    </style:style>
    <style:style style:name="T58" style:family="text">
      <style:text-properties officeooo:rsid="003a94ea"/>
    </style:style>
    <style:style style:name="T59" style:family="text">
      <style:text-properties officeooo:rsid="003c0223"/>
    </style:style>
    <style:style style:name="T60" style:family="text">
      <style:text-properties officeooo:rsid="003da1c3"/>
    </style:style>
    <style:style style:name="T61" style:family="text">
      <style:text-properties officeooo:rsid="003e55ed"/>
    </style:style>
    <style:style style:name="T62" style:family="text">
      <style:text-properties officeooo:rsid="00400f6c"/>
    </style:style>
    <style:style style:name="T63" style:family="text">
      <style:text-properties officeooo:rsid="00418bed"/>
    </style:style>
    <style:style style:name="T64" style:family="text">
      <style:text-properties officeooo:rsid="004234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Harshdeep Singh</text:p>
      <text:p text:style-name="P2">14UCS045</text:p>
      <text:p text:style-name="P3"><text:a xlink:type="simple" xlink:href="mailto:harshdeepsingh09@gmail.com"><text:span text:style-name="T1">harshdeepsingh09@gmail.com</text:span></tex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Question 1 :</text:p>
      <text:p text:style-name="P6"/>
      <text:p text:style-name="P9">Insertion sort :</text:p>
      <text:p text:style-name="P14"/>
      <text:list xml:id="list1883482029055752951" text:style-name="L1">
        <text:list-item>
          <text:p text:style-name="P55"><text:span text:style-name="T18">Best case </text:span><text:span text:style-name="T5">: When the list is already sorted.The <text:s/>number of comparisons is one and the movement or shifting of elements across the array is not done.Hence this is the best case and the best case time complexity is O(n).</text:span></text:p>
          <text:p text:style-name="P56"/>
        </text:list-item>
        <text:list-item>
          <text:p text:style-name="P67"><text:span text:style-name="T12">Average case</text:span><text:span text:style-name="T11"> </text:span><text:span text:style-name="T9">: </text:span><text:span text:style-name="T10">When the arrangement of elements is such that e</text:span><text:span text:style-name="T2">ach element is less than half the elements to its left. In this case, on average, a call to insert function</text:span><text:span text:style-name="apple-converted-space"><text:span text:style-name="T2"> </text:span></text:span><text:span text:style-name="T2">on a subarray of</text:span><text:span text:style-name="apple-converted-space"><text:span text:style-name="T2"> </text:span></text:span><text:span text:style-name="katex-mathml"><text:span text:style-name="T3">k</text:span></text:span><text:span text:style-name="apple-converted-space"><text:span text:style-name="T2"> </text:span></text:span><text:span text:style-name="T2">elements would slide</text:span><text:span text:style-name="apple-converted-space"><text:span text:style-name="T2"> </text:span></text:span><text:span text:style-name="katex-mathml"><text:span text:style-name="T3">k/2</text:span></text:span><text:span text:style-name="apple-converted-space"><text:span text:style-name="T2"> </text:span></text:span><text:span text:style-name="T2">of them.The running time is reduced to half when compared to worst case but since complexity is independent of constant the complexity found is O(n^2).</text:span></text:p>
          <text:p text:style-name="P57"/>
        </text:list-item>
        <text:list-item>
          <text:p text:style-name="P57"><text:span text:style-name="T19">Worst case</text:span><text:span text:style-name="T20"> </text:span><text:span text:style-name="T6">: When the arrangement of elements in an array is such tha</text:span><text:span text:style-name="T7">t the elemnts are in random order.The complexity observed in this case is O(n^2).</text:span></text:p>
          <text:p text:style-name="P58">The total time taken is an arithematic progerssion resulting in a sum of the order of n^2.</text:p>
        </text:list-item>
      </text:list>
      <text:p text:style-name="P13"/>
      <text:p text:style-name="P10">Merge sort :</text:p>
      <text:p text:style-name="P4"/>
      <text:list xml:id="list3630606992109783326" text:style-name="L2">
        <text:list-item>
          <text:p text:style-name="P59"><text:span text:style-name="T17">Best case</text:span> : This case occurs when the input array is already sorted in ascending order.<text:span text:style-name="T14">Complexity is O(n*log(n)).</text:span></text:p>
        </text:list-item>
      </text:list>
      <text:p text:style-name="P17"/>
      <text:list xml:id="list230906761208800" text:continue-numbering="true" text:style-name="L2">
        <text:list-item>
          <text:p text:style-name="P60"><text:span text:style-name="T17">Average case</text:span><text:span text:style-name="T13"> </text:span>: The merge sort divides the array into two halves recursively and this takes the time of the order log(n) and at each stage of division the comparisons take place which are of the order O(n).Thus the time complexity in average worst and best case is of the order <text:s/></text:p>
          <text:p text:style-name="P60">O(n *log(n)).</text:p>
        </text:list-item>
      </text:list>
      <text:p text:style-name="P17"/>
      <text:list xml:id="list230908054869154" text:continue-numbering="true" text:style-name="L2">
        <text:list-item>
          <text:p text:style-name="P59"><text:span text:style-name="T17">Worst case</text:span> : This case occurs when the input array is already sorted but in descending order.The number of comparisons is maximum in this case and hence the worst time complexity.<text:span text:style-name="T14">Complexity is O(n*log(n)).</text:span></text:p>
        </text:list-item>
      </text:list>
      <text:p text:style-name="P15"/>
      <text:p text:style-name="P7">Quick sort :</text:p>
      <text:p text:style-name="P15"/>
      <text:list xml:id="list8642788257796765925" text:style-name="L3">
        <text:list-item>
          <text:p text:style-name="P63"><text:span text:style-name="T15">Best case</text:span> <text:span text:style-name="T4"><text:s/>: This case occurs when the pivot is choosen in such a way that the array is evenly divided in every step.</text:span><text:span text:style-name="T8">Complexity is O(n*log(n)).</text:span></text:p>
        </text:list-item>
      </text:list>
      <text:p text:style-name="P15"/>
      <text:list xml:id="list230907128009244" text:continue-numbering="true" text:style-name="L3">
        <text:list-item>
          <text:p text:style-name="P64"><text:span text:style-name="T15">Average case</text:span> <text:span text:style-name="T4">: This stage occurs when the pivot is choosen such that pivot divides the array evenly.</text:span><text:span text:style-name="T8">Complexity is O(n*log(n)).</text:span></text:p>
        </text:list-item>
      </text:list>
      <text:p text:style-name="P15"/>
      <text:list xml:id="list230907653622002" text:continue-numbering="true" text:style-name="L3">
        <text:list-item>
          <text:p text:style-name="P64"><text:span text:style-name="T15">Worst case</text:span> <text:span text:style-name="T4">: </text:span><text:span text:style-name="T8">Assume a case in which the list is already sorted and the pivot choosen is the rightmost element.Thus partition happens in such a way that a list with n-1 elements and a list with 0 elements is generated.Thus contributing to extra time which is taken in doing so.</text:span></text:p>
          <text:p text:style-name="P61">Complexity in this case is O(n^2).</text:p>
        </text:list-item>
      </text:list>
      <text:p text:style-name="P16"/>
      <text:p text:style-name="P8">Heap sort :</text:p>
      <text:p text:style-name="P8"/>
      <text:list xml:id="list4959631475788165917" text:style-name="L4">
        <text:list-item>
          <text:p text:style-name="P62"><text:span text:style-name="T17">Best case</text:span> : Complexity is O(n*log(n)).</text:p>
        </text:list-item>
      </text:list>
      <text:p text:style-name="P18"/>
      <text:list xml:id="list230907134433007" text:continue-numbering="true" text:style-name="L4">
        <text:list-item>
          <text:p text:style-name="P62"><text:span text:style-name="T17">Average case</text:span> : Complexity is O(n*log(n)).</text:p>
        </text:list-item>
        <text:list-item>
          <text:p text:style-name="P62"><text:soft-page-break/><text:span text:style-name="T17">Worst case</text:span> : Complexity is O(n*log(n)).</text:p>
        </text:list-item>
      </text:list>
      <text:p text:style-name="P18"><text:s text:c="2"/></text:p>
      <text:p text:style-name="P18"><text:span text:style-name="T23"><text:s/></text:span><text:span text:style-name="T21">The number of comparisons made actually can depend on the order in which the values are <text:s text:c="5"/>given. The fact that the best and worst case are each Θ(n log n) only means that</text:span><text:span text:style-name="apple-converted-space"><text:span text:style-name="T21"> </text:span></text:span><text:span text:style-name="Emphasis"><text:span text:style-name="T22">asymptotically</text:span></text:span><text:span text:style-name="T21"> there's no difference between the two, though they can differ by a constant factor.And one can test and generate a test input in which the above happens.</text:span></text:p>
      <text:p text:style-name="P17"/>
      <text:p text:style-name="P11"><text:span text:style-name="T25">Selection </text:span><text:span text:style-name="T24">sort</text:span> <text:span text:style-name="T35">: </text:span></text:p>
      <text:p text:style-name="P11"/>
      <text:list xml:id="list6376564324806724541" text:style-name="L5">
        <text:list-item>
          <text:p text:style-name="P65">Best case <text:span text:style-name="T35">: Complexity is O(n</text:span><text:span text:style-name="T37">^2</text:span><text:span text:style-name="T35">).</text:span></text:p>
        </text:list-item>
      </text:list>
      <text:p text:style-name="P19"/>
      <text:list xml:id="list230907169711147" text:continue-numbering="true" text:style-name="L5">
        <text:list-item>
          <text:p text:style-name="P66">Average case<text:span text:style-name="T35"> : When the arrangement of the numbers in the array is random.This is the case which lies between the best and worst case functioning of the algorithm.</text:span><text:span text:style-name="T36"> Complexity is O(n</text:span><text:span text:style-name="T35">^2</text:span><text:span text:style-name="T36">).</text:span></text:p>
        </text:list-item>
      </text:list>
      <text:p text:style-name="P20"/>
      <text:list xml:id="list230906575052573" text:continue-numbering="true" text:style-name="L5">
        <text:list-item>
          <text:p text:style-name="P66"><text:span text:style-name="T14">W</text:span>orst case<text:span text:style-name="T35"> : When the list is already sorted but in descending order.</text:span><text:span text:style-name="T36">Complexity is O(n</text:span><text:span text:style-name="T35">^2</text:span><text:span text:style-name="T36">).</text:span></text:p>
        </text:list-item>
      </text:list>
      <text:p text:style-name="P20"/>
      <text:p text:style-name="P12"><text:span text:style-name="T24">Radix sort</text:span><text:span text:style-name="T35"> : </text:span></text:p>
      <text:p text:style-name="P12"/>
      <text:list xml:id="list1518871597092611672" text:style-name="L6">
        <text:list-item>
          <text:p text:style-name="P52">In this sort, for n numbers each having d digits and every number having different value. The numbers are sorted d times into k bins. Hence, the time complexity of radix sort is O(d(n+k)). No matter the number of digits d be in the input, it won’t make any difference asymptotically.</text:p>
        </text:list-item>
      </text:list>
      <text:p text:style-name="P22"/>
      <text:p text:style-name="P24"><text:span text:style-name="T24">Bucket sort </text:span><text:span text:style-name="T35">: </text:span></text:p>
      <text:p text:style-name="P24"/>
      <text:list xml:id="list193936639572662072" text:style-name="L7">
        <text:list-item>
          <text:p text:style-name="P53">Best case<text:span text:style-name="T35"> : Complexity is <text:s/>O(n + k)</text:span></text:p>
        </text:list-item>
      </text:list>
      <text:p text:style-name="P21"/>
      <text:list xml:id="list230907498314575" text:continue-numbering="true" text:style-name="L7">
        <text:list-item>
          <text:p text:style-name="P53">Average case<text:span text:style-name="T35"> : Complexity is <text:s/>O(n + k)</text:span></text:p>
        </text:list-item>
      </text:list>
      <text:p text:style-name="P21"/>
      <text:p text:style-name="P23">Best and Average case complexity of bucket sort is O(n + k) adding element to bucket(linked list) takes O(1) time , going through the list and putting the elements in the correct bucket takes O(n) and merging the bucket takes O(k) time.</text:p>
      <text:p text:style-name="P21"/>
      <text:list xml:id="list4381306746497486874" text:style-name="L8">
        <text:list-item>
          <text:p text:style-name="P54">Worst case<text:span text:style-name="T35"> : </text:span><text:span text:style-name="T38">This case occurs when all the elements belong to the same bucket.Complexity is O(n^2).</text:span></text:p>
        </text:list-item>
      </text:list>
      <text:p text:style-name="P21"/>
      <text:p text:style-name="P21"/>
      <text:p text:style-name="P25"><text:span text:style-name="T26">Question </text:span><text:span text:style-name="T27">2</text:span><text:span text:style-name="T26"> :</text:span></text:p>
      <text:p text:style-name="P25"/>
      <text:p text:style-name="P30"><text:span text:style-name="T40">O</text:span><text:span text:style-name="T39">perating system</text:span><text:span text:style-name="T24"> : Windows 8.1 operating system 64 bit.</text:span></text:p>
      <text:p text:style-name="P34"/>
      <text:p text:style-name="P30"><text:span text:style-name="T39">Processor </text:span><text:span text:style-name="T24">: <text:s/>Intel Core i54210U CPU@1.6-2-4GHz * 2.</text:span></text:p>
      <text:p text:style-name="P30"/>
      <text:p text:style-name="P30"><text:span text:style-name="T39">Mechanism for calculating time</text:span><text:span text:style-name="T24"> : We have used the inbuilt clock() function found in the time.h library.We have used start clock(arbitrary variable for storing the start time of program) and end clock(arbitrary variable for storing the end time of program) <text:s/>and the difference between start and end clock is the time taken by program to run.</text:span></text:p>
      <text:p text:style-name="P30"/>
      <text:p text:style-name="P30"><text:soft-page-break/><text:span text:style-name="T39">Number of times the experiment was done </text:span><text:span text:style-name="T24">: 3</text:span></text:p>
      <text:p text:style-name="P30"/>
      <text:p text:style-name="P34"/>
      <table:table table:name="Table1" table:style-name="Table1">
        <table:table-column table:style-name="Table1.A" table:number-columns-repeated="3"/>
        <table:table-column table:style-name="Table1.D"/>
        <table:table-row>
          <table:table-cell table:style-name="Table1.A1" office:value-type="string">
            <text:p text:style-name="P50"><text:s text:c="6"/><text:span text:style-name="T41">Name of the sort</text:span></text:p>
          </table:table-cell>
          <table:table-cell table:style-name="Table1.A1" office:value-type="string">
            <text:p text:style-name="P49"><text:s text:c="6"/><text:span text:style-name="T42">First</text:span><text:span text:style-name="T43">(1 ms)</text:span></text:p>
          </table:table-cell>
          <table:table-cell table:style-name="Table1.A1" office:value-type="string">
            <text:p text:style-name="P50"><text:s text:c="7"/><text:span text:style-name="T41">Second</text:span><text:span text:style-name="T43">(2 ms)</text:span></text:p>
          </table:table-cell>
          <table:table-cell table:style-name="Table1.D1" office:value-type="string">
            <text:p text:style-name="P49"><text:s text:c="5"/><text:span text:style-name="T42">Third</text:span><text:span text:style-name="T43">(3 ms)</text:span></text:p>
          </table:table-cell>
        </table:table-row>
        <table:table-row>
          <table:table-cell table:style-name="Table1.A2" office:value-type="string">
            <text:p text:style-name="P50">Insertion</text:p>
          </table:table-cell>
          <table:table-cell table:style-name="Table1.A2" office:value-type="string">
            <text:p text:style-name="P50">2197057</text:p>
          </table:table-cell>
          <table:table-cell table:style-name="Table1.A2" office:value-type="string">
            <text:p text:style-name="P50">2481448</text:p>
          </table:table-cell>
          <table:table-cell table:style-name="Table1.D2" office:value-type="string">
            <text:p text:style-name="P50">2283686</text:p>
          </table:table-cell>
        </table:table-row>
        <table:table-row>
          <table:table-cell table:style-name="Table1.A2" office:value-type="string">
            <text:p text:style-name="P50">Merge</text:p>
          </table:table-cell>
          <table:table-cell table:style-name="Table1.A2" office:value-type="string">
            <text:p text:style-name="P51">164782</text:p>
          </table:table-cell>
          <table:table-cell table:style-name="Table1.A2" office:value-type="string">
            <text:p text:style-name="P51">181234</text:p>
          </table:table-cell>
          <table:table-cell table:style-name="Table1.D2" office:value-type="string">
            <text:p text:style-name="P51">168142</text:p>
          </table:table-cell>
        </table:table-row>
        <table:table-row>
          <table:table-cell table:style-name="Table1.A2" office:value-type="string">
            <text:p text:style-name="P50">Quick</text:p>
          </table:table-cell>
          <table:table-cell table:style-name="Table1.A2" office:value-type="string">
            <text:p text:style-name="P51">494589</text:p>
          </table:table-cell>
          <table:table-cell table:style-name="Table1.A2" office:value-type="string">
            <text:p text:style-name="P51">471235</text:p>
          </table:table-cell>
          <table:table-cell table:style-name="Table1.D2" office:value-type="string">
            <text:p text:style-name="P51">487521</text:p>
          </table:table-cell>
        </table:table-row>
        <table:table-row>
          <table:table-cell table:style-name="Table1.A2" office:value-type="string">
            <text:p text:style-name="P50">Heap</text:p>
          </table:table-cell>
          <table:table-cell table:style-name="Table1.A2" office:value-type="string">
            <text:p text:style-name="P51">18741</text:p>
          </table:table-cell>
          <table:table-cell table:style-name="Table1.A2" office:value-type="string">
            <text:p text:style-name="P51">16984</text:p>
          </table:table-cell>
          <table:table-cell table:style-name="Table1.D2" office:value-type="string">
            <text:p text:style-name="P51">19213</text:p>
          </table:table-cell>
        </table:table-row>
        <table:table-row>
          <table:table-cell table:style-name="Table1.A2" office:value-type="string">
            <text:p text:style-name="P50">Selection</text:p>
          </table:table-cell>
          <table:table-cell table:style-name="Table1.A2" office:value-type="string">
            <text:p text:style-name="P51">2465123</text:p>
          </table:table-cell>
          <table:table-cell table:style-name="Table1.A2" office:value-type="string">
            <text:p text:style-name="P51">2723745</text:p>
          </table:table-cell>
          <table:table-cell table:style-name="Table1.D2" office:value-type="string">
            <text:p text:style-name="P51">2571298</text:p>
          </table:table-cell>
        </table:table-row>
        <table:table-row>
          <table:table-cell table:style-name="Table1.A2" office:value-type="string">
            <text:p text:style-name="P50">Radix</text:p>
          </table:table-cell>
          <table:table-cell table:style-name="Table1.A2" office:value-type="string">
            <text:p text:style-name="P51">33451</text:p>
          </table:table-cell>
          <table:table-cell table:style-name="Table1.A2" office:value-type="string">
            <text:p text:style-name="P51">36712</text:p>
          </table:table-cell>
          <table:table-cell table:style-name="Table1.D2" office:value-type="string">
            <text:p text:style-name="P51">34549</text:p>
          </table:table-cell>
        </table:table-row>
        <table:table-row>
          <table:table-cell table:style-name="Table1.A2" office:value-type="string">
            <text:p text:style-name="P50"/>
          </table:table-cell>
          <table:table-cell table:style-name="Table1.A2" office:value-type="string">
            <text:p text:style-name="P49"><text:s text:c="2"/></text:p>
          </table:table-cell>
          <table:table-cell table:style-name="Table1.A2" office:value-type="string">
            <text:p text:style-name="P49"/>
          </table:table-cell>
          <table:table-cell table:style-name="Table1.D2" office:value-type="string">
            <text:p text:style-name="P49"/>
          </table:table-cell>
        </table:table-row>
      </table:table>
      <text:p text:style-name="P30"/>
      <text:p text:style-name="P31"><text:span text:style-name="T39">Input method </text:span><text:span text:style-name="T24">: A new program was used to generate a file list with random numbers (total number in a list 60000).Genrated file list for different algorithms (3 eachof them) .</text:span></text:p>
      <text:p text:style-name="P35">Same input set was used for the different algorithms .</text:p>
      <text:p text:style-name="P31"/>
      <text:p text:style-name="P26"/>
      <text:p text:style-name="P26"><text:span text:style-name="T26">Question </text:span><text:span text:style-name="T28">3</text:span><text:span text:style-name="T26"> :</text:span></text:p>
      <text:p text:style-name="P26"/>
      <text:p text:style-name="P40">Pivot 1 : <text:span text:style-name="T44">First element.</text:span></text:p>
      <text:p text:style-name="P40">Pivot 2 : <text:span text:style-name="T44">Random element.</text:span></text:p>
      <text:p text:style-name="P41">Pivot 3 : <text:span text:style-name="T44">Median of <text:s/>first, middle and last element.</text:span></text:p>
      <text:p text:style-name="P26"/>
      <text:p text:style-name="P45"><text:span text:style-name="T40">B</text:span><text:span text:style-name="T39">est case graph</text:span><text:span text:style-name="T24"> : </text:span></text:p>
      <text:p text:style-name="P45"/>
      <text:p text:style-name="P45"><draw:frame text:anchor-type="paragraph" draw:z-index="0" draw:style-name="gr1" draw:text-style-name="P107" svg:width="12.734cm" svg:height="8.924cm" svg:x="0.002cm" svg:y="0.002cm"><draw:image xlink:href="Pictures/2000000200000169000000FD354F66B0.eps" xlink:type="simple" xlink:show="embed" xlink:actuate="onLoad"><text:p/></draw:image></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03">We observe that quick sort works best when the pivot is choosen to be pivot 3 and ithe input array contains elements in the increasing sequence.</text:p>
      <text:p text:style-name="P103"><text:soft-page-break/><text:span text:style-name="T46">Average case graph</text:span><text:span text:style-name="T47"> : </text:span></text:p>
      <text:p text:style-name="P46"/>
      <text:p text:style-name="P46"><draw:frame text:anchor-type="paragraph" draw:z-index="1" draw:style-name="gr1" draw:text-style-name="P107" svg:width="12.734cm" svg:height="8.924cm" svg:x="0.002cm" svg:y="0.002cm"><draw:image xlink:href="Pictures/2000000200000169000000FDF3AF6660.eps" xlink:type="simple" xlink:show="embed" xlink:actuate="onLoad"><text:p/></draw:image></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2"><text:span text:style-name="T24">We observe that quick sort works in its average behaviour when the pivotis choosen to be </text:span><text:span text:style-name="T29">pivot 2 <text:s/>and the input array contains elements in increasing sequence.</text:span></text:p>
      <text:p text:style-name="P32"/>
      <text:p text:style-name="P46"><text:span text:style-name="T39">Worst case graph</text:span><text:span text:style-name="T24"> : </text:span></text:p>
      <text:p text:style-name="P46"/>
      <text:p text:style-name="P46"><draw:frame text:anchor-type="paragraph" draw:z-index="2" draw:style-name="gr1" draw:text-style-name="P107" svg:width="12.734cm" svg:height="8.924cm" svg:x="0.002cm" svg:y="0.002cm"><draw:image xlink:href="Pictures/2000000200000169000000FD40CE0F69.eps" xlink:type="simple" xlink:show="embed" xlink:actuate="onLoad"><text:p/></draw:image></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3">We observe that quick sorts works in its worst behaviour when the pivot choosen is pivot 1 and the elements are in decreasing sequence.</text:p>
      <text:p text:style-name="P27"><text:span text:style-name="T26">Question </text:span><text:span text:style-name="T30">4</text:span><text:span text:style-name="T26"> :</text:span></text:p>
      <text:p text:style-name="P27"/>
      <text:p text:style-name="P42"><text:soft-page-break/><text:span text:style-name="T26">B</text:span><text:span text:style-name="T24">est case graphs for all sorting algorithms : </text:span></text:p>
      <text:p text:style-name="P42"/>
      <text:p text:style-name="P68"><draw:frame draw:style-name="fr1" draw:name="Image1" text:anchor-type="paragraph" svg:x="0.31cm" svg:y="0.323cm" svg:width="12.735cm" svg:height="8.925cm" draw:z-index="3"><draw:image xlink:href="Pictures/2000000200000169000000FD05C18F25.eps"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7">We observe that for small input all sorts works almost the same.But for larger input we observe a clear differnce in working of the algorithms.Quick sort ,Heap sort and Merge sort dominate in terms of complexity for large input size.</text:p>
      <text:p text:style-name="P37"/>
      <text:p text:style-name="P37"/>
      <text:p text:style-name="P37"/>
      <text:p text:style-name="P43"><text:span text:style-name="T31">Average </text:span><text:span text:style-name="T24">case graphs for all sorting algorithms : </text:span></text:p>
      <text:p text:style-name="P43"/>
      <text:p text:style-name="P69"><draw:frame draw:style-name="fr1" draw:name="Image2" text:anchor-type="paragraph" svg:x="0.369cm" svg:y="0.206cm" svg:width="12.735cm" svg:height="8.925cm" draw:z-index="4"><draw:image xlink:href="Pictures/2000000200000169000000FD329EF595.eps"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8">We observe that for small input all sorts works almost the same.But for larger input we observe a clear differnce in working of the algorithms.Quick sort ,Heap sort and Merge sort dominate in terms of complexity for large input size.</text:p>
      <text:p text:style-name="P38"><text:soft-page-break/></text:p>
      <text:p text:style-name="P38"/>
      <text:p text:style-name="P44"><text:span text:style-name="T32">Worst </text:span><text:span text:style-name="T24">case graphs for all sorting algorithms : </text:span></text:p>
      <text:p text:style-name="P44"/>
      <text:p text:style-name="P70"><draw:frame draw:style-name="fr1" draw:name="Image3" text:anchor-type="paragraph" svg:x="0.677cm" svg:y="0.185cm" svg:width="12.735cm" svg:height="8.925cm" draw:z-index="5"><draw:image xlink:href="Pictures/2000000200000169000000FDD2E7083D.eps" xlink:type="simple" xlink:show="embed" xlink:actuate="onLoad"/></draw:frame></text:p>
      <text:p text:style-name="P38"/>
      <text:p text:style-name="P38"/>
      <text:p text:style-name="P38"/>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We observe that selection,insertion and bucket sort are not suitable when the input size is high.</text:p>
      <text:p text:style-name="P39"/>
      <text:p text:style-name="P39"/>
      <text:p text:style-name="P28"><text:span text:style-name="T26">Question </text:span><text:span text:style-name="T33">5</text:span><text:span text:style-name="T26"> :</text:span></text:p>
      <text:p text:style-name="P28"/>
      <text:p text:style-name="P47"><text:span text:style-name="T45">T</text:span>ime/complexity vs Number of elements in the array graphs for</text:p>
      <text:p text:style-name="P47"/>
      <text:p text:style-name="P48">1: Insertion sort : <text:s/>Complexity ( O(n^2))</text:p>
      <text:p text:style-name="P48"/>
      <text:p text:style-name="P89">Straight line from n = 5000</text:p>
      <text:p text:style-name="P48"><draw:frame draw:style-name="fr1" draw:name="Image4" text:anchor-type="paragraph" svg:x="1.219cm" svg:y="0cm" svg:width="12.735cm" svg:height="8.925cm" draw:z-index="6"><draw:image xlink:href="Pictures/2000000200000169000000FD6940C31E.eps" xlink:type="simple" xlink:show="embed" xlink:actuate="onLoad"/></draw:frame></text:p>
      <text:p text:style-name="P28"/>
      <text:p text:style-name="P28"/>
      <text:p text:style-name="P28"/>
      <text:p text:style-name="P28"/>
      <text:p text:style-name="P28"/>
      <text:p text:style-name="P28"/>
      <text:p text:style-name="P28"/>
      <text:p text:style-name="P28"/>
      <text:p text:style-name="P105"/>
      <text:p text:style-name="P105"/>
      <text:p text:style-name="P105"><text:soft-page-break/></text:p>
      <text:p text:style-name="P72"><text:span text:style-name="T49">2:</text:span>Merge sort : Complexity ( O(n*log(n))) :</text:p>
      <text:p text:style-name="P72"/>
      <text:p text:style-name="P89">Straight line from n = 10000</text:p>
      <text:p text:style-name="P72"/>
      <text:p text:style-name="P72"><draw:frame draw:style-name="fr1" draw:name="Image5" text:anchor-type="paragraph" svg:x="0.522cm" svg:y="0cm" svg:width="12.735cm" svg:height="8.925cm" draw:z-index="7"><draw:image xlink:href="Pictures/2000000200000169000000FD05B47F16.eps"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pan text:style-name="T49">3:</text:span>Heap sort : Complexity ( O(n*log(n))) :</text:p>
      <text:p text:style-name="P72"/>
      <text:p text:style-name="P90">Straight line from n = <text:span text:style-name="T55">10</text:span>000</text:p>
      <text:p text:style-name="P72"><draw:frame draw:style-name="fr1" draw:name="Image6" text:anchor-type="paragraph" svg:x="0.425cm" svg:y="0.423cm" svg:width="12.735cm" svg:height="8.925cm" draw:z-index="8"><draw:image xlink:href="Pictures/2000000200000169000000FD0E7B72C0.eps"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text:span text:style-name="T49">4:Selection sort</text:span><text:span text:style-name="T16"> </text:span>: Complexity ( O(n*log(n))) :</text:p>
      <text:p text:style-name="P91"><text:soft-page-break/>Straight line from n = 5000</text:p>
      <text:p text:style-name="P73"/>
      <text:p text:style-name="P73"><draw:frame draw:style-name="fr1" draw:name="Image7" text:anchor-type="paragraph" svg:x="1.171cm" svg:y="0cm" svg:width="12.735cm" svg:height="8.925cm" draw:z-index="9"><draw:image xlink:href="Pictures/2000000200000169000000FDB95C152A.eps"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text:span text:style-name="T49">5:Radix sort </text:span>: Complexity ( O<text:span text:style-name="T48">(n)</text:span>) :</text:p>
      <text:p text:style-name="P74"/>
      <text:p text:style-name="P92">Straight line from n = 5000</text:p>
      <text:p text:style-name="P74"><draw:frame draw:style-name="fr1" draw:name="Image8" text:anchor-type="paragraph" svg:x="1.363cm" svg:y="0.273cm" svg:width="12.735cm" svg:height="8.925cm" draw:z-index="10"><draw:image xlink:href="Pictures/2000000200000169000000FDFAC9C543.eps"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
      <text:p text:style-name="P75"/>
      <text:p text:style-name="P75"><text:span text:style-name="T49">6:Bucket sort </text:span>: Complexity ( O<text:span text:style-name="T48">(n^2)</text:span>) :</text:p>
      <text:p text:style-name="P75"/>
      <text:p text:style-name="P93">Straight line from n = 5000</text:p>
      <text:p text:style-name="P75"/>
      <text:p text:style-name="P75"><draw:frame draw:style-name="fr2" draw:name="Image9" text:anchor-type="paragraph" svg:width="12.735cm" svg:height="8.925cm" draw:z-index="11"><draw:image xlink:href="Pictures/2000000200000169000000FDF8127EDF.eps" xlink:type="simple" xlink:show="embed" xlink:actuate="onLoad"/></draw:frame><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text:span text:style-name="T50">7.1:Quick sort </text:span>: Complexity ( O<text:span text:style-name="T48">(n^2)</text:span>) :</text:p>
      <text:p text:style-name="P76"/>
      <text:p text:style-name="P94">Straight line from n = 5000</text:p>
      <text:p text:style-name="P76"/>
      <text:p text:style-name="P76"><draw:frame draw:style-name="fr2" draw:name="Image10" text:anchor-type="paragraph" svg:width="12.735cm" svg:height="8.925cm" draw:z-index="12"><draw:image xlink:href="Pictures/2000000200000169000000FDBFBF4952.eps"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text:span text:style-name="T50">7.2:Quick sort </text:span>: Complexity ( O<text:span text:style-name="T48">(n*(log(n)))</text:span>) :</text:p>
      <text:p text:style-name="P77"/>
      <text:p text:style-name="P95">Straight line <text:span text:style-name="T56">not clearly observed.</text:span></text:p>
      <text:p text:style-name="P77"/>
      <text:p text:style-name="P77"><draw:frame draw:style-name="fr2" draw:name="Image11" text:anchor-type="paragraph" svg:width="12.735cm" svg:height="8.925cm" draw:z-index="13"><draw:image xlink:href="Pictures/2000000200000169000000FDC4BC874B.eps" xlink:type="simple" xlink:show="embed" xlink:actuate="onLoad"/></draw:frame><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Conclusion :</text:p>
      <text:p text:style-name="P104">Theoretically the graph in all cases should come out to be a straight line paralell to x axis.<text:span text:style-name="T64">Thus our practical analysis is in agreement with <text:s/>practical analysis .</text:span>But the non uniformity is observed due to non uniform functioning of the data provided which occurs due to non uniform behaviour of the machine while calculating the data.</text:p>
      <text:p text:style-name="P104"/>
      <text:p text:style-name="P106"><text:span text:style-name="T26">Question <text:s/></text:span><text:span text:style-name="T34">6 </text:span><text:span text:style-name="T26">: </text:span></text:p>
      <text:p text:style-name="P106"/>
      <text:p text:style-name="P88"><text:span text:style-name="T45">Time/Number of comparisons vs Number of elements in the array graphs for</text:span></text:p>
      <text:p text:style-name="P88"/>
      <text:p text:style-name="P79">Insertion sort : </text:p>
      <text:p text:style-name="P79"/>
      <text:p text:style-name="P96">Straight line from n = <text:span text:style-name="T57">20</text:span>000</text:p>
      <text:p text:style-name="P79"/>
      <text:p text:style-name="P79"><draw:frame draw:style-name="fr3" draw:name="Image12" text:anchor-type="paragraph" svg:width="12.735cm" svg:height="8.925cm" draw:z-index="14"><draw:image xlink:href="Pictures/2000000200000169000000FD2F0EACB8.eps"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79">Merge sort : </text:p>
      <text:p text:style-name="P79"/>
      <text:p text:style-name="P97">Straight line from n = <text:span text:style-name="T58">10</text:span>000</text:p>
      <text:p text:style-name="P79"/>
      <text:p text:style-name="P79"><draw:frame draw:style-name="fr3" draw:name="Image13" text:anchor-type="paragraph" svg:width="12.735cm" svg:height="8.925cm" draw:z-index="15"><draw:image xlink:href="Pictures/2000000200000169000000FD485BEB1F.eps"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Quick sort 1 : </text:p>
      <text:p text:style-name="P79"/>
      <text:p text:style-name="P98">Straight line from n = <text:span text:style-name="T59">20</text:span>000</text:p>
      <text:p text:style-name="P79"/>
      <text:p text:style-name="P79"><draw:frame draw:style-name="fr3" draw:name="Image14" text:anchor-type="paragraph" svg:width="12.735cm" svg:height="8.925cm" draw:z-index="16"><draw:image xlink:href="Pictures/2000000200000169000000FDA31E4F95.eps"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80"/>
      <text:p text:style-name="P80"/>
      <text:p text:style-name="P80">Quick sort <text:span text:style-name="T51">2</text:span> : </text:p>
      <text:p text:style-name="P80"/>
      <text:p text:style-name="P99">Straight line from n = <text:span text:style-name="T60">15</text:span>000</text:p>
      <text:p text:style-name="P80"/>
      <text:p text:style-name="P80"><draw:frame draw:style-name="fr3" draw:name="Image15" text:anchor-type="paragraph" svg:width="12.735cm" svg:height="8.925cm" draw:z-index="17"><draw:image xlink:href="Pictures/2000000200000169000000FD363BC484.eps"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Quick sort <text:span text:style-name="T52">3</text:span> : </text:p>
      <text:p text:style-name="P81"/>
      <text:p text:style-name="P100">Straight line from n = <text:span text:style-name="T61">20</text:span>000</text:p>
      <text:p text:style-name="P81"/>
      <text:p text:style-name="P81"><draw:frame draw:style-name="fr3" draw:name="Image16" text:anchor-type="paragraph" svg:width="12.735cm" svg:height="8.925cm" draw:z-index="18"><draw:image xlink:href="Pictures/2000000200000169000000FD6B5CA577.eps"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2"><text:span text:style-name="T53">Heap <text:s/>sort</text:span> <text:s/>:</text:p>
      <text:p text:style-name="P82"/>
      <text:p text:style-name="P101">Straight line from n = <text:span text:style-name="T62">1</text:span>5000</text:p>
      <text:p text:style-name="P82"/>
      <text:p text:style-name="P82"/>
      <text:p text:style-name="P82"/>
      <text:p text:style-name="P82"/>
      <text:p text:style-name="P82"/>
      <text:p text:style-name="P82"><draw:frame draw:style-name="fr2" draw:name="Image18" text:anchor-type="paragraph" svg:width="12.735cm" svg:height="8.925cm" draw:z-index="19"><draw:image xlink:href="Pictures/2000000200000169000000FD86324384.eps"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
      <text:p text:style-name="P83"/>
      <text:p text:style-name="P83"/>
      <text:p text:style-name="P83"><text:span text:style-name="T54">Selection sort</text:span> : </text:p>
      <text:p text:style-name="P83"/>
      <text:p text:style-name="P83"/>
      <text:p text:style-name="P101">Straight line from n = <text:span text:style-name="T62">1</text:span>5000</text:p>
      <text:p text:style-name="P83"/>
      <text:p text:style-name="P83"><draw:frame draw:style-name="fr2" draw:name="Image19" text:anchor-type="paragraph" svg:width="12.735cm" svg:height="8.925cm" draw:z-index="20"><draw:image xlink:href="Pictures/2000000200000169000000FD03C430D1.eps"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4">Bucket sort </text:p>
      <text:p text:style-name="P84"/>
      <text:p text:style-name="P102">Straight line from n = <text:span text:style-name="T63">1</text:span>5000</text:p>
      <text:p text:style-name="P84"/>
      <text:p text:style-name="P84"><draw:frame draw:style-name="fr2" draw:name="Image20" text:anchor-type="paragraph" svg:width="12.735cm" svg:height="8.925cm" draw:z-index="21"><draw:image xlink:href="Pictures/2000000200000169000000FDD4F80000.eps"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
      <text:p text:style-name="P86"/>
      <text:p text:style-name="P87">Since the graph in every case is a straight line paralell to x-axis we can say that number of comparisons can be used as a predictor for time complexity esti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apple-converted-space" style:family="text" style:parent-style-name="Default_20_Paragraph_20_Font"/>
    <style:style style:name="katex-mathml"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7T17:43:03.663150638</meta:creation-date>
    <dc:date>2016-02-17T23:09:05.606587553</dc:date>
    <meta:editing-duration>PT4H44M20S</meta:editing-duration>
    <meta:editing-cycles>58</meta:editing-cycles>
    <meta:generator>LibreOffice/4.2.3.3$Linux_x86 LibreOffice_project/420m0$Build-3</meta:generator>
    <meta:document-statistic meta:table-count="1" meta:image-count="19" meta:object-count="0" meta:page-count="15" meta:paragraph-count="130" meta:word-count="1355" meta:character-count="7494" meta:non-whitespace-character-count="6223"/>
  </office:meta>
</office:document-meta>
</file>